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626cm"/>
    </style:style>
    <style:style style:name="co8" style:family="table-column">
      <style:table-column-properties fo:break-before="auto" style:column-width="1.517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23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Default"/>
        <table:table-column table:style-name="co10" table:number-columns-repeated="2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9"/>
        <table:table-column table:style-name="co14" table:number-columns-repeated="1005" table:default-cell-style-name="Default"/>
        <table:table-row table:style-name="ro1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D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22" office:value-type="string" calcext:value-type="string">
            <text:p>Distance total</text:p>
          </table:table-cell>
          <table:table-cell table:style-name="ce22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,00</text:p>
          </table:table-cell>
          <table:table-cell office:value-type="float" office:value="196" calcext:value-type="float">
            <text:p>196,00</text:p>
          </table:table-cell>
          <table:table-cell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2]+[.K2]+[.L2]" office:value-type="currency" office:currency="EUR" office:value="10.7" calcext:value-type="currency">
            <text:p>10,70 €</text:p>
          </table:table-cell>
          <table:table-cell table:formula="of:=[.M2]" office:value-type="currency" office:currency="EUR" office:value="10.7" calcext:value-type="currency">
            <text:p>10,70 €</text:p>
          </table:table-cell>
          <table:table-cell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+1" office:value-type="date" office:date-value="2021-06-02" calcext:value-type="date">
            <text:p>mer. 2 juin</text:p>
          </table:table-cell>
          <table:table-cell table:style-name="Default"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,00</text:p>
          </table:table-cell>
          <table:table-cell office:value-type="float" office:value="162" calcext:value-type="float">
            <text:p>162,00</text:p>
          </table:table-cell>
          <table:table-cell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3]+[.K3]+[.L3]" office:value-type="currency" office:currency="EUR" office:value="19.21" calcext:value-type="currency">
            <text:p>19,21 €</text:p>
          </table:table-cell>
          <table:table-cell table:formula="of:=[.N2]+[.M3]" office:value-type="currency" office:currency="EUR" office:value="29.91" calcext:value-type="currency">
            <text:p>29,91 €</text:p>
          </table:table-cell>
          <table:table-cell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+1" office:value-type="date" office:date-value="2021-06-03" calcext:value-type="date">
            <text:p>jeu. 3 juin</text:p>
          </table:table-cell>
          <table:table-cell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,00</text:p>
          </table:table-cell>
          <table:table-cell office:value-type="float" office:value="287" calcext:value-type="float">
            <text:p>287,00</text:p>
          </table:table-cell>
          <table:table-cell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4]+[.K4]+[.L4]" office:value-type="currency" office:currency="EUR" office:value="16.02" calcext:value-type="currency">
            <text:p>16,02 €</text:p>
          </table:table-cell>
          <table:table-cell table:formula="of:=[.N3]+[.M4]" office:value-type="currency" office:currency="EUR" office:value="45.93" calcext:value-type="currency">
            <text:p>45,93 €</text:p>
          </table:table-cell>
          <table:table-cell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+1" office:value-type="date" office:date-value="2021-06-04" calcext:value-type="date">
            <text:p>ven. 4 juin</text:p>
          </table:table-cell>
          <table:table-cell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,00</text:p>
          </table:table-cell>
          <table:table-cell office:value-type="float" office:value="369" calcext:value-type="float">
            <text:p>369,00</text:p>
          </table:table-cell>
          <table:table-cell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5]+[.K5]+[.L5]" office:value-type="currency" office:currency="EUR" office:value="73.32" calcext:value-type="currency">
            <text:p>73,32 €</text:p>
          </table:table-cell>
          <table:table-cell table:formula="of:=[.N4]+[.M5]" office:value-type="currency" office:currency="EUR" office:value="119.25" calcext:value-type="currency">
            <text:p>119,25 €</text:p>
          </table:table-cell>
          <table:table-cell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+1" office:value-type="date" office:date-value="2021-06-05" calcext:value-type="date">
            <text:p>sam. 5 juin</text:p>
          </table:table-cell>
          <table:table-cell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,00</text:p>
          </table:table-cell>
          <table:table-cell office:value-type="float" office:value="515" calcext:value-type="float">
            <text:p>515,00</text:p>
          </table:table-cell>
          <table:table-cell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6]+[.K6]+[.L6]" office:value-type="currency" office:currency="EUR" office:value="25.2" calcext:value-type="currency">
            <text:p>25,20 €</text:p>
          </table:table-cell>
          <table:table-cell table:formula="of:=[.N5]+[.M6]" office:value-type="currency" office:currency="EUR" office:value="144.45" calcext:value-type="currency">
            <text:p>144,45 €</text:p>
          </table:table-cell>
          <table:table-cell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+1" office:value-type="date" office:date-value="2021-06-06" calcext:value-type="date">
            <text:p>dim. 6 juin</text:p>
          </table:table-cell>
          <table:table-cell table:formula="of:=[.D6]" office:value-type="string" office:string-value="Néris-les-Bains" calcext:value-type="string">
            <text:p>Néris-les-Bains</text:p>
          </table:table-cell>
          <table:table-cell table:number-columns-repeated="2"/>
          <table:table-cell table:formula="of:=[.F6]+[.E7]" office:value-type="float" office:value="420" calcext:value-type="float">
            <text:p>420,00</text:p>
          </table:table-cell>
          <table:table-cell/>
          <table:table-cell table:formula="of:=[.H6]+[.G7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7]+[.K7]+[.L7]" office:value-type="currency" office:currency="EUR" office:value="0" calcext:value-type="currency">
            <text:p>0,00 €</text:p>
          </table:table-cell>
          <table:table-cell table:formula="of:=[.N6]+[.M7]" office:value-type="currency" office:currency="EUR" office:value="144.45" calcext:value-type="currency">
            <text:p>144,45 €</text:p>
          </table:table-cell>
          <table:table-cell table:formula="of:=[.A7]*budgetjour-[.N7]" office:value-type="currency" office:currency="EUR" office:value="35.55" calcext:value-type="currency">
            <text:p>35,5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+1" office:value-type="date" office:date-value="2021-06-07" calcext:value-type="date">
            <text:p>lun. 7 juin</text:p>
          </table:table-cell>
          <table:table-cell table:formula="of:=[.D7]" office:value-type="float" office:value="0" calcext:value-type="float">
            <text:p>0</text:p>
          </table:table-cell>
          <table:table-cell table:number-columns-repeated="2"/>
          <table:table-cell table:formula="of:=[.F7]+[.E8]" office:value-type="float" office:value="420" calcext:value-type="float">
            <text:p>420,00</text:p>
          </table:table-cell>
          <table:table-cell/>
          <table:table-cell table:formula="of:=[.H7]+[.G8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8]+[.K8]+[.L8]" office:value-type="currency" office:currency="EUR" office:value="0" calcext:value-type="currency">
            <text:p>0,00 €</text:p>
          </table:table-cell>
          <table:table-cell table:formula="of:=[.N7]+[.M8]" office:value-type="currency" office:currency="EUR" office:value="144.45" calcext:value-type="currency">
            <text:p>144,45 €</text:p>
          </table:table-cell>
          <table:table-cell table:formula="of:=[.A8]*budgetjour-[.N8]" office:value-type="currency" office:currency="EUR" office:value="65.55" calcext:value-type="currency">
            <text:p>65,55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+1" office:value-type="date" office:date-value="2021-06-08" calcext:value-type="date">
            <text:p>mar. 8 juin</text:p>
          </table:table-cell>
          <table:table-cell table:formula="of:=[.D8]" office:value-type="float" office:value="0" calcext:value-type="float">
            <text:p>0</text:p>
          </table:table-cell>
          <table:table-cell table:number-columns-repeated="2"/>
          <table:table-cell table:formula="of:=[.F8]+[.E9]" office:value-type="float" office:value="420" calcext:value-type="float">
            <text:p>420,00</text:p>
          </table:table-cell>
          <table:table-cell/>
          <table:table-cell table:formula="of:=[.H8]+[.G9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9]+[.K9]+[.L9]" office:value-type="currency" office:currency="EUR" office:value="0" calcext:value-type="currency">
            <text:p>0,00 €</text:p>
          </table:table-cell>
          <table:table-cell table:formula="of:=[.N8]+[.M9]" office:value-type="currency" office:currency="EUR" office:value="144.45" calcext:value-type="currency">
            <text:p>144,45 €</text:p>
          </table:table-cell>
          <table:table-cell table:formula="of:=[.A9]*budgetjour-[.N9]" office:value-type="currency" office:currency="EUR" office:value="95.55" calcext:value-type="currency">
            <text:p>95,55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+1" office:value-type="date" office:date-value="2021-06-09" calcext:value-type="date">
            <text:p>mer. 9 juin</text:p>
          </table:table-cell>
          <table:table-cell table:formula="of:=[.D9]" office:value-type="float" office:value="0" calcext:value-type="float">
            <text:p>0</text:p>
          </table:table-cell>
          <table:table-cell table:number-columns-repeated="2"/>
          <table:table-cell table:formula="of:=[.F9]+[.E10]" office:value-type="float" office:value="420" calcext:value-type="float">
            <text:p>420,00</text:p>
          </table:table-cell>
          <table:table-cell/>
          <table:table-cell table:formula="of:=[.H9]+[.G10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0]+[.K10]+[.L10]" office:value-type="currency" office:currency="EUR" office:value="0" calcext:value-type="currency">
            <text:p>0,00 €</text:p>
          </table:table-cell>
          <table:table-cell table:formula="of:=[.N9]+[.M10]" office:value-type="currency" office:currency="EUR" office:value="144.45" calcext:value-type="currency">
            <text:p>144,45 €</text:p>
          </table:table-cell>
          <table:table-cell table:formula="of:=[.A10]*budgetjour-[.N10]" office:value-type="currency" office:currency="EUR" office:value="125.55" calcext:value-type="currency">
            <text:p>125,5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+1" office:value-type="date" office:date-value="2021-06-10" calcext:value-type="date">
            <text:p>jeu. 10 juin</text:p>
          </table:table-cell>
          <table:table-cell table:formula="of:=[.D10]" office:value-type="float" office:value="0" calcext:value-type="float">
            <text:p>0</text:p>
          </table:table-cell>
          <table:table-cell table:number-columns-repeated="2"/>
          <table:table-cell table:formula="of:=[.F10]+[.E11]" office:value-type="float" office:value="420" calcext:value-type="float">
            <text:p>420,00</text:p>
          </table:table-cell>
          <table:table-cell/>
          <table:table-cell table:formula="of:=[.H10]+[.G11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1]+[.K11]+[.L11]" office:value-type="currency" office:currency="EUR" office:value="0" calcext:value-type="currency">
            <text:p>0,00 €</text:p>
          </table:table-cell>
          <table:table-cell table:formula="of:=[.N10]+[.M11]" office:value-type="currency" office:currency="EUR" office:value="144.45" calcext:value-type="currency">
            <text:p>144,45 €</text:p>
          </table:table-cell>
          <table:table-cell table:formula="of:=[.A11]*budgetjour-[.N11]" office:value-type="currency" office:currency="EUR" office:value="155.55" calcext:value-type="currency">
            <text:p>155,55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+1" office:value-type="date" office:date-value="2021-06-11" calcext:value-type="date">
            <text:p>ven. 11 juin</text:p>
          </table:table-cell>
          <table:table-cell table:formula="of:=[.D11]" office:value-type="float" office:value="0" calcext:value-type="float">
            <text:p>0</text:p>
          </table:table-cell>
          <table:table-cell table:number-columns-repeated="2"/>
          <table:table-cell table:formula="of:=[.F11]+[.E12]" office:value-type="float" office:value="420" calcext:value-type="float">
            <text:p>420,00</text:p>
          </table:table-cell>
          <table:table-cell/>
          <table:table-cell table:formula="of:=[.H11]+[.G12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2]+[.K12]+[.L12]" office:value-type="currency" office:currency="EUR" office:value="0" calcext:value-type="currency">
            <text:p>0,00 €</text:p>
          </table:table-cell>
          <table:table-cell table:formula="of:=[.N11]+[.M12]" office:value-type="currency" office:currency="EUR" office:value="144.45" calcext:value-type="currency">
            <text:p>144,45 €</text:p>
          </table:table-cell>
          <table:table-cell table:formula="of:=[.A12]*budgetjour-[.N12]" office:value-type="currency" office:currency="EUR" office:value="185.55" calcext:value-type="currency">
            <text:p>185,55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+1" office:value-type="date" office:date-value="2021-06-12" calcext:value-type="date">
            <text:p>sam. 12 juin</text:p>
          </table:table-cell>
          <table:table-cell table:formula="of:=[.D12]" office:value-type="float" office:value="0" calcext:value-type="float">
            <text:p>0</text:p>
          </table:table-cell>
          <table:table-cell table:number-columns-repeated="2"/>
          <table:table-cell table:formula="of:=[.F12]+[.E13]" office:value-type="float" office:value="420" calcext:value-type="float">
            <text:p>420,00</text:p>
          </table:table-cell>
          <table:table-cell/>
          <table:table-cell table:formula="of:=[.H12]+[.G13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3]+[.K13]+[.L13]" office:value-type="currency" office:currency="EUR" office:value="0" calcext:value-type="currency">
            <text:p>0,00 €</text:p>
          </table:table-cell>
          <table:table-cell table:formula="of:=[.N12]+[.M13]" office:value-type="currency" office:currency="EUR" office:value="144.45" calcext:value-type="currency">
            <text:p>144,45 €</text:p>
          </table:table-cell>
          <table:table-cell table:formula="of:=[.A13]*budgetjour-[.N13]" office:value-type="currency" office:currency="EUR" office:value="215.55" calcext:value-type="currency">
            <text:p>215,55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+1" office:value-type="date" office:date-value="2021-06-13" calcext:value-type="date">
            <text:p>dim. 13 juin</text:p>
          </table:table-cell>
          <table:table-cell table:formula="of:=[.D13]" office:value-type="float" office:value="0" calcext:value-type="float">
            <text:p>0</text:p>
          </table:table-cell>
          <table:table-cell table:number-columns-repeated="2"/>
          <table:table-cell table:formula="of:=[.F13]+[.E14]" office:value-type="float" office:value="420" calcext:value-type="float">
            <text:p>420,00</text:p>
          </table:table-cell>
          <table:table-cell/>
          <table:table-cell table:formula="of:=[.H13]+[.G14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4]+[.K14]+[.L14]" office:value-type="currency" office:currency="EUR" office:value="0" calcext:value-type="currency">
            <text:p>0,00 €</text:p>
          </table:table-cell>
          <table:table-cell table:formula="of:=[.N13]+[.M14]" office:value-type="currency" office:currency="EUR" office:value="144.45" calcext:value-type="currency">
            <text:p>144,45 €</text:p>
          </table:table-cell>
          <table:table-cell table:formula="of:=[.A14]*budgetjour-[.N14]" office:value-type="currency" office:currency="EUR" office:value="245.55" calcext:value-type="currency">
            <text:p>245,55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+1" office:value-type="date" office:date-value="2021-06-14" calcext:value-type="date">
            <text:p>lun. 14 juin</text:p>
          </table:table-cell>
          <table:table-cell table:formula="of:=[.D14]" office:value-type="float" office:value="0" calcext:value-type="float">
            <text:p>0</text:p>
          </table:table-cell>
          <table:table-cell table:number-columns-repeated="2"/>
          <table:table-cell table:formula="of:=[.F14]+[.E15]" office:value-type="float" office:value="420" calcext:value-type="float">
            <text:p>420,00</text:p>
          </table:table-cell>
          <table:table-cell/>
          <table:table-cell table:formula="of:=[.H14]+[.G15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5]+[.K15]+[.L15]" office:value-type="currency" office:currency="EUR" office:value="0" calcext:value-type="currency">
            <text:p>0,00 €</text:p>
          </table:table-cell>
          <table:table-cell table:formula="of:=[.N14]+[.M15]" office:value-type="currency" office:currency="EUR" office:value="144.45" calcext:value-type="currency">
            <text:p>144,45 €</text:p>
          </table:table-cell>
          <table:table-cell table:formula="of:=[.A15]*budgetjour-[.N15]" office:value-type="currency" office:currency="EUR" office:value="275.55" calcext:value-type="currency">
            <text:p>275,55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+1" office:value-type="date" office:date-value="2021-06-15" calcext:value-type="date">
            <text:p>mar. 15 juin</text:p>
          </table:table-cell>
          <table:table-cell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420" calcext:value-type="float">
            <text:p>420,00</text:p>
          </table:table-cell>
          <table:table-cell/>
          <table:table-cell table:formula="of:=[.H15]+[.G16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6]+[.K16]+[.L16]" office:value-type="currency" office:currency="EUR" office:value="0" calcext:value-type="currency">
            <text:p>0,00 €</text:p>
          </table:table-cell>
          <table:table-cell table:formula="of:=[.N15]+[.M16]" office:value-type="currency" office:currency="EUR" office:value="144.45" calcext:value-type="currency">
            <text:p>144,45 €</text:p>
          </table:table-cell>
          <table:table-cell table:formula="of:=[.A16]*budgetjour-[.N16]" office:value-type="currency" office:currency="EUR" office:value="305.55" calcext:value-type="currency">
            <text:p>305,55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+1" office:value-type="date" office:date-value="2021-06-16" calcext:value-type="date">
            <text:p>mer. 16 juin</text:p>
          </table:table-cell>
          <table:table-cell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420" calcext:value-type="float">
            <text:p>420,00</text:p>
          </table:table-cell>
          <table:table-cell/>
          <table:table-cell table:formula="of:=[.H16]+[.G17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7]+[.K17]+[.L17]" office:value-type="currency" office:currency="EUR" office:value="0" calcext:value-type="currency">
            <text:p>0,00 €</text:p>
          </table:table-cell>
          <table:table-cell table:formula="of:=[.N16]+[.M17]" office:value-type="currency" office:currency="EUR" office:value="144.45" calcext:value-type="currency">
            <text:p>144,45 €</text:p>
          </table:table-cell>
          <table:table-cell table:formula="of:=[.A17]*budgetjour-[.N17]" office:value-type="currency" office:currency="EUR" office:value="335.55" calcext:value-type="currency">
            <text:p>335,55 €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+1" office:value-type="date" office:date-value="2021-06-17" calcext:value-type="date">
            <text:p>jeu. 17 juin</text:p>
          </table:table-cell>
          <table:table-cell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420" calcext:value-type="float">
            <text:p>420,00</text:p>
          </table:table-cell>
          <table:table-cell/>
          <table:table-cell table:formula="of:=[.H17]+[.G18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8]+[.K18]+[.L18]" office:value-type="currency" office:currency="EUR" office:value="0" calcext:value-type="currency">
            <text:p>0,00 €</text:p>
          </table:table-cell>
          <table:table-cell table:formula="of:=[.N17]+[.M18]" office:value-type="currency" office:currency="EUR" office:value="144.45" calcext:value-type="currency">
            <text:p>144,45 €</text:p>
          </table:table-cell>
          <table:table-cell table:formula="of:=[.A18]*budgetjour-[.N18]" office:value-type="currency" office:currency="EUR" office:value="365.55" calcext:value-type="currency">
            <text:p>365,5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+1" office:value-type="date" office:date-value="2021-06-18" calcext:value-type="date">
            <text:p>ven. 18 juin</text:p>
          </table:table-cell>
          <table:table-cell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420" calcext:value-type="float">
            <text:p>420,00</text:p>
          </table:table-cell>
          <table:table-cell/>
          <table:table-cell table:formula="of:=[.H18]+[.G19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9]+[.K19]+[.L19]" office:value-type="currency" office:currency="EUR" office:value="0" calcext:value-type="currency">
            <text:p>0,00 €</text:p>
          </table:table-cell>
          <table:table-cell table:formula="of:=[.N18]+[.M19]" office:value-type="currency" office:currency="EUR" office:value="144.45" calcext:value-type="currency">
            <text:p>144,45 €</text:p>
          </table:table-cell>
          <table:table-cell table:formula="of:=[.A19]*budgetjour-[.N19]" office:value-type="currency" office:currency="EUR" office:value="395.55" calcext:value-type="currency">
            <text:p>395,5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+1" office:value-type="date" office:date-value="2021-06-19" calcext:value-type="date">
            <text:p>sam. 19 juin</text:p>
          </table:table-cell>
          <table:table-cell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420" calcext:value-type="float">
            <text:p>420,00</text:p>
          </table:table-cell>
          <table:table-cell/>
          <table:table-cell table:formula="of:=[.H19]+[.G20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0]+[.K20]+[.L20]" office:value-type="currency" office:currency="EUR" office:value="0" calcext:value-type="currency">
            <text:p>0,00 €</text:p>
          </table:table-cell>
          <table:table-cell table:formula="of:=[.N19]+[.M20]" office:value-type="currency" office:currency="EUR" office:value="144.45" calcext:value-type="currency">
            <text:p>144,45 €</text:p>
          </table:table-cell>
          <table:table-cell table:formula="of:=[.A20]*budgetjour-[.N20]" office:value-type="currency" office:currency="EUR" office:value="425.55" calcext:value-type="currency">
            <text:p>425,5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+1" office:value-type="date" office:date-value="2021-06-20" calcext:value-type="date">
            <text:p>dim. 20 juin</text:p>
          </table:table-cell>
          <table:table-cell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420" calcext:value-type="float">
            <text:p>420,00</text:p>
          </table:table-cell>
          <table:table-cell/>
          <table:table-cell table:formula="of:=[.H20]+[.G21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1]+[.K21]+[.L21]" office:value-type="currency" office:currency="EUR" office:value="0" calcext:value-type="currency">
            <text:p>0,00 €</text:p>
          </table:table-cell>
          <table:table-cell table:formula="of:=[.N20]+[.M21]" office:value-type="currency" office:currency="EUR" office:value="144.45" calcext:value-type="currency">
            <text:p>144,45 €</text:p>
          </table:table-cell>
          <table:table-cell table:formula="of:=[.A21]*budgetjour-[.N21]" office:value-type="currency" office:currency="EUR" office:value="455.55" calcext:value-type="currency">
            <text:p>455,5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+1" office:value-type="date" office:date-value="2021-06-21" calcext:value-type="date">
            <text:p>lun. 21 juin</text:p>
          </table:table-cell>
          <table:table-cell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420" calcext:value-type="float">
            <text:p>420,00</text:p>
          </table:table-cell>
          <table:table-cell/>
          <table:table-cell table:formula="of:=[.H21]+[.G22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2]+[.K22]+[.L22]" office:value-type="currency" office:currency="EUR" office:value="0" calcext:value-type="currency">
            <text:p>0,00 €</text:p>
          </table:table-cell>
          <table:table-cell table:formula="of:=[.N21]+[.M22]" office:value-type="currency" office:currency="EUR" office:value="144.45" calcext:value-type="currency">
            <text:p>144,45 €</text:p>
          </table:table-cell>
          <table:table-cell table:formula="of:=[.A22]*budgetjour-[.N22]" office:value-type="currency" office:currency="EUR" office:value="485.55" calcext:value-type="currency">
            <text:p>485,5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+1" office:value-type="date" office:date-value="2021-06-22" calcext:value-type="date">
            <text:p>mar. 22 juin</text:p>
          </table:table-cell>
          <table:table-cell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420" calcext:value-type="float">
            <text:p>420,00</text:p>
          </table:table-cell>
          <table:table-cell/>
          <table:table-cell table:formula="of:=[.H22]+[.G23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3]+[.K23]+[.L23]" office:value-type="currency" office:currency="EUR" office:value="0" calcext:value-type="currency">
            <text:p>0,00 €</text:p>
          </table:table-cell>
          <table:table-cell table:formula="of:=[.N22]+[.M23]" office:value-type="currency" office:currency="EUR" office:value="144.45" calcext:value-type="currency">
            <text:p>144,45 €</text:p>
          </table:table-cell>
          <table:table-cell table:formula="of:=[.A23]*budgetjour-[.N23]" office:value-type="currency" office:currency="EUR" office:value="515.55" calcext:value-type="currency">
            <text:p>515,5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+1" office:value-type="date" office:date-value="2021-06-23" calcext:value-type="date">
            <text:p>mer. 23 juin</text:p>
          </table:table-cell>
          <table:table-cell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420" calcext:value-type="float">
            <text:p>420,00</text:p>
          </table:table-cell>
          <table:table-cell/>
          <table:table-cell table:formula="of:=[.H23]+[.G24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4]+[.K24]+[.L24]" office:value-type="currency" office:currency="EUR" office:value="0" calcext:value-type="currency">
            <text:p>0,00 €</text:p>
          </table:table-cell>
          <table:table-cell table:formula="of:=[.N23]+[.M24]" office:value-type="currency" office:currency="EUR" office:value="144.45" calcext:value-type="currency">
            <text:p>144,45 €</text:p>
          </table:table-cell>
          <table:table-cell table:formula="of:=[.A24]*budgetjour-[.N24]" office:value-type="currency" office:currency="EUR" office:value="545.55" calcext:value-type="currency">
            <text:p>545,5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+1" office:value-type="date" office:date-value="2021-06-24" calcext:value-type="date">
            <text:p>jeu. 24 juin</text:p>
          </table:table-cell>
          <table:table-cell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420" calcext:value-type="float">
            <text:p>420,00</text:p>
          </table:table-cell>
          <table:table-cell/>
          <table:table-cell table:formula="of:=[.H24]+[.G25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5]+[.K25]+[.L25]" office:value-type="currency" office:currency="EUR" office:value="0" calcext:value-type="currency">
            <text:p>0,00 €</text:p>
          </table:table-cell>
          <table:table-cell table:formula="of:=[.N24]+[.M25]" office:value-type="currency" office:currency="EUR" office:value="144.45" calcext:value-type="currency">
            <text:p>144,45 €</text:p>
          </table:table-cell>
          <table:table-cell table:formula="of:=[.A25]*budgetjour-[.N25]" office:value-type="currency" office:currency="EUR" office:value="575.55" calcext:value-type="currency">
            <text:p>575,5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+1" office:value-type="date" office:date-value="2021-06-25" calcext:value-type="date">
            <text:p>ven. 25 juin</text:p>
          </table:table-cell>
          <table:table-cell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420" calcext:value-type="float">
            <text:p>420,00</text:p>
          </table:table-cell>
          <table:table-cell/>
          <table:table-cell table:formula="of:=[.H25]+[.G26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6]+[.K26]+[.L26]" office:value-type="currency" office:currency="EUR" office:value="0" calcext:value-type="currency">
            <text:p>0,00 €</text:p>
          </table:table-cell>
          <table:table-cell table:formula="of:=[.N25]+[.M26]" office:value-type="currency" office:currency="EUR" office:value="144.45" calcext:value-type="currency">
            <text:p>144,45 €</text:p>
          </table:table-cell>
          <table:table-cell table:formula="of:=[.A26]*budgetjour-[.N26]" office:value-type="currency" office:currency="EUR" office:value="605.55" calcext:value-type="currency">
            <text:p>605,5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+1" office:value-type="date" office:date-value="2021-06-26" calcext:value-type="date">
            <text:p>sam. 26 juin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420" calcext:value-type="float">
            <text:p>420,00</text:p>
          </table:table-cell>
          <table:table-cell/>
          <table:table-cell table:formula="of:=[.H26]+[.G27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7]+[.K27]+[.L27]" office:value-type="currency" office:currency="EUR" office:value="0" calcext:value-type="currency">
            <text:p>0,00 €</text:p>
          </table:table-cell>
          <table:table-cell table:formula="of:=[.N26]+[.M27]" office:value-type="currency" office:currency="EUR" office:value="144.45" calcext:value-type="currency">
            <text:p>144,45 €</text:p>
          </table:table-cell>
          <table:table-cell table:formula="of:=[.A27]*budgetjour-[.N27]" office:value-type="currency" office:currency="EUR" office:value="635.55" calcext:value-type="currency">
            <text:p>635,5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+1" office:value-type="date" office:date-value="2021-06-27" calcext:value-type="date">
            <text:p>dim. 27 juin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420" calcext:value-type="float">
            <text:p>420,00</text:p>
          </table:table-cell>
          <table:table-cell/>
          <table:table-cell table:formula="of:=[.H27]+[.G28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8]+[.K28]+[.L28]" office:value-type="currency" office:currency="EUR" office:value="0" calcext:value-type="currency">
            <text:p>0,00 €</text:p>
          </table:table-cell>
          <table:table-cell table:formula="of:=[.N27]+[.M28]" office:value-type="currency" office:currency="EUR" office:value="144.45" calcext:value-type="currency">
            <text:p>144,45 €</text:p>
          </table:table-cell>
          <table:table-cell table:formula="of:=[.A28]*budgetjour-[.N28]" office:value-type="currency" office:currency="EUR" office:value="665.55" calcext:value-type="currency">
            <text:p>665,5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+1" office:value-type="date" office:date-value="2021-06-28" calcext:value-type="date">
            <text:p>lun. 28 juin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420" calcext:value-type="float">
            <text:p>420,00</text:p>
          </table:table-cell>
          <table:table-cell/>
          <table:table-cell table:formula="of:=[.H28]+[.G29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9]+[.K29]+[.L29]" office:value-type="currency" office:currency="EUR" office:value="0" calcext:value-type="currency">
            <text:p>0,00 €</text:p>
          </table:table-cell>
          <table:table-cell table:formula="of:=[.N28]+[.M29]" office:value-type="currency" office:currency="EUR" office:value="144.45" calcext:value-type="currency">
            <text:p>144,45 €</text:p>
          </table:table-cell>
          <table:table-cell table:formula="of:=[.A29]*budgetjour-[.N29]" office:value-type="currency" office:currency="EUR" office:value="695.55" calcext:value-type="currency">
            <text:p>695,5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+1" office:value-type="date" office:date-value="2021-06-29" calcext:value-type="date">
            <text:p>mar. 29 juin</text:p>
          </table:table-cell>
          <table:table-cell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420" calcext:value-type="float">
            <text:p>420,00</text:p>
          </table:table-cell>
          <table:table-cell/>
          <table:table-cell table:formula="of:=[.H29]+[.G30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0]+[.K30]+[.L30]" office:value-type="currency" office:currency="EUR" office:value="0" calcext:value-type="currency">
            <text:p>0,00 €</text:p>
          </table:table-cell>
          <table:table-cell table:formula="of:=[.N29]+[.M30]" office:value-type="currency" office:currency="EUR" office:value="144.45" calcext:value-type="currency">
            <text:p>144,45 €</text:p>
          </table:table-cell>
          <table:table-cell table:formula="of:=[.A30]*budgetjour-[.N30]" office:value-type="currency" office:currency="EUR" office:value="725.55" calcext:value-type="currency">
            <text:p>725,5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+1" office:value-type="date" office:date-value="2021-06-30" calcext:value-type="date">
            <text:p>mer. 30 juin</text:p>
          </table:table-cell>
          <table:table-cell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420" calcext:value-type="float">
            <text:p>420,00</text:p>
          </table:table-cell>
          <table:table-cell/>
          <table:table-cell table:formula="of:=[.H30]+[.G31]" office:value-type="float" office:value="1529" calcext:value-type="float">
            <text:p>1529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1]+[.K31]+[.L31]" office:value-type="currency" office:currency="EUR" office:value="0" calcext:value-type="currency">
            <text:p>0,00 €</text:p>
          </table:table-cell>
          <table:table-cell table:formula="of:=[.N30]+[.M31]" office:value-type="currency" office:currency="EUR" office:value="144.45" calcext:value-type="currency">
            <text:p>144,45 €</text:p>
          </table:table-cell>
          <table:table-cell table:formula="of:=[.A31]*budgetjour-[.N31]" office:value-type="currency" office:currency="EUR" office:value="755.55" calcext:value-type="currency">
            <text:p>755,55 €</text:p>
          </table:table-cell>
          <table:table-cell table:style-name="ce30"/>
          <table:table-cell table:number-columns-repeated="1004"/>
        </table:table-row>
        <table:table-row table:style-name="ro2">
          <table:table-cell table:number-columns-repeated="2"/>
          <table:table-cell table:style-name="Default"/>
          <table:table-cell table:number-columns-repeated="11"/>
          <table:table-cell table:style-name="ce28"/>
          <table:table-cell table:style-name="ce30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Default" table:formula="of:=SUM([.M2:.M24])" office:value-type="float" office:value="144.45" calcext:value-type="float">
            <text:p>144,45</text:p>
          </table:table-cell>
          <table:table-cell table:style-name="Default"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Moyenne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style-name="ce28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 calcext:value-type="string">
            <text:p>Mensuel</text:p>
          </table:table-cell>
          <table:table-cell table:style-name="Default"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4" table:number-columns-repeated="2" table:default-cell-style-name="Default"/>
        <table:table-row table:style-name="ro2">
          <table:table-cell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table:formula="of:=SUM([.B1:.B10])" office:value-type="float" office:value="217" calcext:value-type="float">
            <text:p>217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19:04:59.9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5T19:08:53.178000000</dc:date>
    <meta:editing-duration>P4DT29M42S</meta:editing-duration>
    <meta:editing-cycles>46</meta:editing-cycles>
    <meta:generator>LibreOffice/7.1.2.2$Windows_X86_64 LibreOffice_project/8a45595d069ef5570103caea1b71cc9d82b2aae4</meta:generator>
    <meta:document-statistic meta:table-count="2" meta:cell-count="385" meta:object-count="0"/>
    <meta:user-defined meta:name="Info 1"/>
    <meta:user-defined meta:name="Info 2"/>
    <meta:user-defined meta:name="Info 3"/>
    <meta:user-defined meta:name="Info 4"/>
  </office:meta>
</office:document-meta>
</file>